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57391" officeooo:paragraph-rsid="00157391"/>
    </style:style>
    <style:style style:name="P2" style:family="paragraph" style:parent-style-name="Standard">
      <style:paragraph-properties>
        <style:tab-stops>
          <style:tab-stop style:position="0.9972in"/>
          <style:tab-stop style:position="2.0016in"/>
          <style:tab-stop style:position="2.939in"/>
        </style:tab-stops>
      </style:paragraph-properties>
      <style:text-properties officeooo:rsid="00157391" officeooo:paragraph-rsid="00157391"/>
    </style:style>
    <style:style style:name="P3" style:family="paragraph" style:parent-style-name="Standard">
      <style:paragraph-properties>
        <style:tab-stops>
          <style:tab-stop style:position="0.9972in"/>
          <style:tab-stop style:position="2.0016in"/>
          <style:tab-stop style:position="2.939in"/>
        </style:tab-stops>
      </style:paragraph-properties>
      <style:text-properties officeooo:rsid="00161c56" officeooo:paragraph-rsid="00161c56"/>
    </style:style>
    <style:style style:name="P4" style:family="paragraph" style:parent-style-name="Standard">
      <style:paragraph-properties>
        <style:tab-stops>
          <style:tab-stop style:position="0.9972in"/>
          <style:tab-stop style:position="2.0016in"/>
          <style:tab-stop style:position="2.939in"/>
        </style:tab-stops>
      </style:paragraph-properties>
      <style:text-properties officeooo:rsid="00197dd6" officeooo:paragraph-rsid="00197dd6"/>
    </style:style>
    <style:style style:name="P5" style:family="paragraph" style:parent-style-name="Standard">
      <style:paragraph-properties>
        <style:tab-stops>
          <style:tab-stop style:position="0.9972in"/>
          <style:tab-stop style:position="2.0016in"/>
          <style:tab-stop style:position="2.939in"/>
        </style:tab-stops>
      </style:paragraph-properties>
      <style:text-properties officeooo:rsid="00157391" officeooo:paragraph-rsid="00157391"/>
    </style:style>
    <style:style style:name="P6" style:family="paragraph" style:parent-style-name="Standard">
      <style:paragraph-properties>
        <style:tab-stops>
          <style:tab-stop style:position="0.9972in"/>
          <style:tab-stop style:position="2.0016in"/>
          <style:tab-stop style:position="2.939in"/>
        </style:tab-stops>
      </style:paragraph-properties>
      <style:text-properties officeooo:rsid="0019a697" officeooo:paragraph-rsid="0019a697"/>
    </style:style>
    <style:style style:name="P7" style:family="paragraph" style:parent-style-name="Standard">
      <style:paragraph-properties>
        <style:tab-stops>
          <style:tab-stop style:position="0.9972in"/>
          <style:tab-stop style:position="2.0016in"/>
          <style:tab-stop style:position="2.939in"/>
          <style:tab-stop style:position="4.3374in"/>
          <style:tab-stop style:position="4.9701in"/>
        </style:tab-stops>
      </style:paragraph-properties>
      <style:text-properties officeooo:rsid="0019a697" officeooo:paragraph-rsid="0019a697"/>
    </style:style>
    <style:style style:name="T1" style:family="text">
      <style:text-properties officeooo:rsid="0019a697"/>
    </style:style>
    <style:style style:name="T2" style:family="text">
      <style:text-properties officeooo:rsid="0019c5b7"/>
    </style:style>
    <style:style style:name="T3" style:family="text">
      <style:text-properties officeooo:rsid="001abaaf"/>
    </style:style>
    <style:style style:name="T4" style:family="text">
      <style:text-properties officeooo:rsid="001c66ef"/>
    </style:style>
    <style:style style:name="T5" style:family="text">
      <style:text-properties officeooo:rsid="001d734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eds.txt</text:p>
      <text:p text:style-name="P1"/>
      <text:p text:style-name="P1">cart</text:p>
      <text:p text:style-name="P1"><text:bookmark-start text:name="__DdeLink__1583_2718721855"/>nº. grupo<text:tab/>atributos<text:tab/>acertos <text:tab/>acuracia<text:bookmark-end text:name="__DdeLink__1583_2718721855"/>_<text:bookmark-start text:name="__DdeLink__1585_2718721855"/>grupo<text:bookmark-end text:name="__DdeLink__1585_2718721855"/></text:p>
      <text:p text:style-name="P1"/>
      <text:p text:style-name="P2">grupo 1<text:tab/>56<text:tab/>56<text:tab/>56 <text:span text:style-name="T3">- 80%</text:span></text:p>
      <text:p text:style-name="P2">2<text:tab/>area<text:tab/>64<text:tab/>63 –<text:span text:style-name="T3"> 90%</text:span></text:p>
      <text:p text:style-name="P2"><text:tab/>perimetro<text:tab/>63<text:tab/></text:p>
      <text:p text:style-name="P2">3<text:tab/>wkernel<text:tab/>61<text:tab/>61 –<text:span text:style-name="T3"> 87,1%</text:span></text:p>
      <text:p text:style-name="P2"/>
      <text:p text:style-name="P2">NB</text:p>
      <text:p text:style-name="P2">nº. grupo<text:tab/>atributos<text:tab/>acertos <text:tab/>acuracia_grupo</text:p>
      <text:p text:style-name="P2">1<text:tab/>area<text:tab/>56<text:tab/>56 –<text:span text:style-name="T3"> 80%</text:span></text:p>
      <text:p text:style-name="P2">2<text:tab/>area<text:tab/>64<text:tab/>6<text:span text:style-name="T2">4 – 91,4%</text:span><text:tab/></text:p>
      <text:p text:style-name="P2">3<text:tab/>perimetro<text:tab/>65<text:tab/>65 –<text:span text:style-name="T3"> 92,8%</text:span></text:p>
      <text:p text:style-name="P2"/>
      <text:p text:style-name="P2">iris_ok.txt</text:p>
      <text:p text:style-name="P2"/>
      <text:p text:style-name="P2">cart</text:p>
      <text:p text:style-name="P2"><text:bookmark-start text:name="__DdeLink__1587_2718721855"/>nº. grupo<text:tab/>atributos<text:tab/>acertos <text:tab/>acuracia_grupo<text:bookmark-end text:name="__DdeLink__1587_2718721855"/></text:p>
      <text:p text:style-name="P2">0<text:tab/>petallength<text:tab/>50<text:tab/>50 –<text:span text:style-name="T4"> 100%</text:span></text:p>
      <text:p text:style-name="P2"><text:tab/>petalwidth<text:tab/>50<text:tab/></text:p>
      <text:p text:style-name="P2">1<text:tab/>petalwidth<text:tab/>42<text:tab/>42 –<text:span text:style-name="T4"> 84%</text:span></text:p>
      <text:p text:style-name="P2">2<text:tab/>petalwidth<text:tab/>45<text:tab/>45 –<text:span text:style-name="T4"> 90%</text:span></text:p>
      <text:p text:style-name="P2"/>
      <text:p text:style-name="P2">NB</text:p>
      <text:p text:style-name="P2">nº. grupo<text:tab/>atributos<text:tab/>acertos <text:tab/>acuracia_grupo</text:p>
      <text:p text:style-name="P2">0<text:tab/>petallength<text:tab/>50<text:tab/>50 –<text:span text:style-name="T3"> 100%</text:span></text:p>
      <text:p text:style-name="P2"><text:tab/>petalwidth<text:tab/>50<text:tab/></text:p>
      <text:p text:style-name="P2">1<text:tab/>petalength<text:tab/>43<text:tab/>43 –<text:span text:style-name="T3"> 86%</text:span></text:p>
      <text:p text:style-name="P2">2<text:tab/>petalwidth<text:tab/>45<text:tab/>45 –<text:span text:style-name="T3"> 90%</text:span><text:tab/></text:p>
      <text:p text:style-name="P2"/>
      <text:p text:style-name="P2">glass_ok.txt</text:p>
      <text:p text:style-name="P4">cart</text:p>
      <text:p text:style-name="P2">nº. grupo<text:tab/>atributos<text:tab/>acertos <text:tab/>acuracia_grupo</text:p>
      <text:p text:style-name="P3">1<text:tab/>Mg<text:tab/>70<text:tab/>70 –<text:span text:style-name="T4"> 100%</text:span></text:p>
      <text:p text:style-name="P3"><text:tab/>K<text:tab/>70</text:p>
      <text:p text:style-name="P3"><text:tab/>Ba<text:tab/>70</text:p>
      <text:p text:style-name="P3">2<text:tab/>K<text:tab/>76<text:tab/>76 –<text:span text:style-name="T4"> 100%</text:span></text:p>
      <text:p text:style-name="P3">3<text:tab/>Mg<text:tab/>17<text:tab/>17 –<text:span text:style-name="T4"> 100%</text:span></text:p>
      <text:p text:style-name="P3"><text:tab/>K<text:tab/>17</text:p>
      <text:p text:style-name="P3"><text:tab/>Ca<text:tab/>17</text:p>
      <text:p text:style-name="P3"><text:tab/>Ba<text:tab/>17</text:p>
      <text:p text:style-name="P3">4</text:p>
      <text:p text:style-name="P3">5<text:tab/>Ba<text:tab/>12<text:tab/>12<text:span text:style-name="T4"> - 92,3%</text:span></text:p>
      <text:p text:style-name="P3">6<text:tab/>K<text:tab/>9<text:tab/>9 –<text:span text:style-name="T4"> 100%</text:span><text:tab/></text:p>
      <text:p text:style-name="P3"><text:tab/>Ba<text:tab/>9</text:p>
      <text:p text:style-name="P3"><text:tab/>Fe<text:tab/>9</text:p>
      <text:p text:style-name="P3">7<text:tab/>Fe<text:tab/>29<text:tab/>29 –<text:span text:style-name="T4"> 100%</text:span></text:p>
      <text:p text:style-name="P2"/>
      <text:p text:style-name="P2"/>
      <text:p text:style-name="P4"/>
      <text:p text:style-name="P4"><text:soft-page-break/></text:p>
      <text:p text:style-name="P4">NB</text:p>
      <text:p text:style-name="P7">cluster<text:tab/>qtd<text:tab/>atrib<text:tab/>acerto<text:tab/><text:span text:style-name="T2">acuracia</text:span></text:p>
      <text:p text:style-name="P4"><text:bookmark-start text:name="__DdeLink__113_2264017370"/>1 <text:tab/>70 <text:tab/>Mg <text:tab/><text:tab/>70 <text:tab/><text:tab/>0 <text:tab/><text:span text:style-name="T1">70 <text:s/>- 100%</text:span></text:p>
      <text:p text:style-name="P4">1 <text:tab/>70 <text:tab/>K <text:tab/><text:tab/>70 <text:tab/><text:tab/>0 <text:tab/></text:p>
      <text:p text:style-name="P4">1 <text:tab/>70 <text:tab/>Ba <text:tab/><text:tab/>70 <text:tab/><text:tab/>0 <text:tab/></text:p>
      <text:p text:style-name="P4">2 <text:tab/>76 <text:tab/>K <text:tab/><text:tab/>76 <text:tab/><text:tab/>0 <text:tab/><text:span text:style-name="T1">76 – 100%</text:span></text:p>
      <text:p text:style-name="P4">3 <text:tab/>17 <text:tab/>Mg <text:tab/><text:tab/>17 <text:tab/><text:tab/>0 <text:tab/><text:span text:style-name="T1">17 – 100%</text:span></text:p>
      <text:p text:style-name="P4">3 <text:tab/>17 <text:tab/>K <text:tab/><text:tab/>17 <text:tab/><text:tab/>0 <text:tab/></text:p>
      <text:p text:style-name="P4">3 <text:tab/>17 <text:tab/>Ca <text:tab/><text:tab/>17 <text:tab/><text:tab/>0 <text:tab/></text:p>
      <text:p text:style-name="P4">3 <text:tab/>17 <text:tab/>Ba <text:tab/><text:tab/>17 <text:tab/><text:tab/>0 <text:tab/></text:p>
      <text:p text:style-name="P6">4 <text:tab/>13 <text:tab/>AL <text:tab/><text:tab/>9 <text:tab/><text:tab/>4 <text:tab/>9 –<text:span text:style-name="T4"> 69,2%</text:span></text:p>
      <text:p text:style-name="P6">4 <text:tab/>13 <text:tab/>K <text:tab/><text:tab/>10 <text:tab/><text:tab/>3 <text:tab/></text:p>
      <text:p text:style-name="P6">4 <text:tab/>13 <text:tab/>Ba <text:tab/><text:tab/>12 <text:tab/><text:tab/>1 <text:tab/></text:p>
      <text:p text:style-name="P6">5 <text:tab/>9 <text:tab/>Na <text:tab/><text:tab/>7 <text:tab/><text:tab/>2 <text:tab/>7 –<text:span text:style-name="T5"> 77,7%</text:span></text:p>
      <text:p text:style-name="P6">5 <text:tab/>9 <text:tab/>K <text:tab/><text:tab/>9 <text:tab/><text:tab/>0 <text:tab/></text:p>
      <text:p text:style-name="P6">5 <text:tab/>9 <text:tab/>Ba <text:tab/><text:tab/>9 <text:tab/><text:tab/>0 <text:tab/></text:p>
      <text:p text:style-name="P6">5 <text:tab/>9 <text:tab/>Fe <text:tab/><text:tab/>9 <text:tab/><text:tab/>0 <text:tab/></text:p>
      <text:p text:style-name="P6">6 <text:tab/>29 <text:tab/>Fe <text:tab/><text:tab/>29 <text:tab/><text:tab/>0 <text:tab/><text:bookmark-end text:name="__DdeLink__113_2264017370"/>29 –<text:span text:style-name="T5"> 100%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07:17:24.980054162</meta:creation-date>
    <dc:date>2018-04-20T15:36:23.431479914</dc:date>
    <meta:editing-duration>PT10H12M36S</meta:editing-duration>
    <meta:editing-cycles>5</meta:editing-cycles>
    <meta:generator>LibreOffice/5.3.4.2$Linux_X86_64 LibreOffice_project/30m0$Build-2</meta:generator>
    <meta:document-statistic meta:table-count="0" meta:image-count="0" meta:object-count="0" meta:page-count="2" meta:paragraph-count="60" meta:word-count="246" meta:character-count="1119" meta:non-whitespace-character-count="768"/>
  </office:meta>
</office:document-meta>
</file>